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fo:font-size="11pt" style:font-size-asian="11pt" style:font-size-complex="11pt"/>
    </style:style>
    <style:style style:name="P2" style:family="paragraph" style:parent-style-name="Standard">
      <style:paragraph-properties fo:line-height="200%" fo:text-align="end" style:justify-single-word="false"/>
      <style:text-properties fo:font-size="11pt" style:font-size-asian="11pt" style:font-size-complex="11pt"/>
    </style:style>
    <style:style style:name="P3" style:family="paragraph" style:parent-style-name="Standard">
      <style:paragraph-properties fo:line-height="200%" fo:text-align="center"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line-height="200%"/>
      <style:text-properties style:font-name="Times New Roman" fo:font-size="11pt" style:font-size-asian="11pt" style:font-size-complex="11pt"/>
    </style:style>
    <style:style style:name="P5" style:family="paragraph" style:parent-style-name="Standard">
      <style:paragraph-properties fo:line-height="200%"/>
      <style:text-properties fo:font-size="11pt" fo:font-weight="normal" style:font-size-asian="11pt" style:font-weight-asian="normal" style:font-size-complex="11pt" style:font-weight-complex="normal"/>
    </style:style>
    <style:style style:name="P6" style:family="paragraph" style:parent-style-name="Standard">
      <style:paragraph-properties fo:line-height="200%" fo:text-align="center"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7" style:family="paragraph" style:parent-style-name="Preformatted_20_Text">
      <style:paragraph-properties fo:line-height="200%"/>
      <style:text-properties style:font-name="Times New Roman"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ques Uber</text:p>
      <text:p text:style-name="P2">GEO 350</text:p>
      <text:p text:style-name="P2">Midterm Summary</text:p>
      <text:p text:style-name="P2">4/5/2013</text:p>
      <text:p text:style-name="P3">Food Production for 8 billion+ people</text:p>
      <text:p text:style-name="P3"/>
      <text:p text:style-name="P1">I am going to research the status of food production for the earth's growing population. The reason I am choosing this topic is because this term I am taking an introductory Animal Science course (ANS 121) and food production directly relates to what I am studying in that class. In ANS 121 we focus on the intersection of economics, science, and business in terms of producing animal protein for human consumption. We have learned that the application of the scientific method to animal production has enabled great improvements in both efficiency and quality in our ability to produce animal products. The production of animal products is coupled tightly with agricultural food production so my research will include both the fields of plant and animal production.</text:p>
      <text:p text:style-name="P1"/>
      <text:p text:style-name="P1">To find resources for this assignment I used the search found at oregonstate.summon.serialssolutions.com. My searches terms included: “food production population growth”, “farm land scarcity” and “food production”. I limited my results to articles that were published after 1995 to 2013.</text:p>
      <text:p text:style-name="P1"/>
      <text:p text:style-name="P1">Some of the questions I hope to answer are: have production improvements helped meet global food needs? Have improved efficiency helped or hurt fears of large scale food shortages? What changes are we making to our food production systems to help plan for the future?</text:p>
      <text:p text:style-name="P1"><text:s/></text:p>
      <text:p text:style-name="P1">A common trend among the articles I found was the fact that the earth's population is sky rocketing. According to Giger et al., the Earth's population is projected to be 8 billion by 2030. Feeding 8 billion people is a formidable challenge. Giger et al. place their confidence in our ability to use genetically modified crops to help <text:soft-page-break/>meet food demands as we approach the year 2030.</text:p>
      <text:p text:style-name="P1"/>
      <text:p text:style-name="P1">On the contrary, The Hindu, a newspaper in India, published an article in 2009 that food production was not on par with Population growth. India is notorious for being one of the most populous countries on the planet, which may contribute to the pessimistic article. It is likely that India may have issues with supplying enough food for it's people while other large countries will be able to provide enough food for their populations.</text:p>
      <text:p text:style-name="P1"/>
      <text:p text:style-name="P1">Another question I have relates back to something I learned in my Animal Science course: one third of all of the worlds grain supply is used to feed animal live-stalk. It's also the case that the main challenge with producing animal proteins is the cost of feed. Gilland seems to do an in depth analysis on what amounts of animal protein we will will consume when there are more people consuming the grain usually aimed at feeding live-stalk. This might be a good area to expand into: what factors are at play with rising feed costs that relate to population?</text:p>
      <text:p text:style-name="P1"/>
      <text:p text:style-name="P1">Lambdin and Meyfroidt use the model <text:span text:style-name="T1">Population x Comsumption per captia = Agricultural Area x Yield </text:span><text:span text:style-name="T2">to explore the area of land use. This simple model reflects a complex scenario between four different complex subjects. Assuming consumption stays constant or grows and population rises, the land area required for agriculture will inevitably become larger. Though, this might not be the case if yields of the existing agricultural land rises along with population and consumption. Griger et al. claim that higher yield in the form of genetically modified foods can help ease this need for more agricultural land as population and consumption rise. Lambdin's model also ties the issue of food production and land use together. To limit the scope of my research, I've decided to only focus on the issues concerning the use of the agricultural area and not on side effects of agricultural itself (i.e. soil erosion and water depletion).</text:span></text:p>
      <text:p text:style-name="P1"/>
      <text:p text:style-name="P1">For my final paper I will do a more in depth analysis of the articles I have mentioned and find other articles that can help me answer my questions on food production. I hope to find more articles that I can relate back to the production methods I am learning about in my Animal Science course.</text:p>
      <text:p text:style-name="P5"/>
      <text:p text:style-name="P6"><text:soft-page-break/></text:p>
      <text:p text:style-name="P6"/>
      <text:p text:style-name="P6">Work Cited</text:p>
      <text:p text:style-name="P1"><text:span text:style-name="T2">Giger, Ernst, Rudolf Prem, and Michael Leen. "Increase of Agricultural Production Based on Genetically Modified Food to Meet Population Growth Demand." </text:span><text:span text:style-name="T3">School of Doctoral Studies (European Union) Journal</text:span><text:span text:style-name="T2"> (1998): n. pag. Print.</text:span></text:p>
      <text:p text:style-name="P7"/>
      <text:p text:style-name="P7">Bernard Gilland, World population and food supply: can food production keep pace with population growth in the next half-century?, Food Policy, Volume 27, Issue 1, February 2002, Pages 47-63, ISSN 0306-9192, 10.1016/S0306-9192(02)00002-7.</text:p>
      <text:p text:style-name="P7"/>
      <text:p text:style-name="P4"><text:bookmark text:name="SourceCitation"/><text:span text:style-name="T2">"'Food production not on a par with population growth'." </text:span><text:span text:style-name="T3">Hindu</text:span><text:span text:style-name="T2"> [English] 23 Nov. 2009. </text:span><text:span text:style-name="T3">Academic OneFile</text:span><text:span text:style-name="T2">. Web. 5 May 2013.</text:span></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3-05-05T14:25:50</meta:creation-date>
    <dc:date>2013-05-08T18:32:55</dc:date>
    <dc:creator>Jacques Uber</dc:creator>
    <meta:editing-duration>PT3M40S</meta:editing-duration>
    <meta:editing-cycles>2</meta:editing-cycles>
    <meta:generator>LibreOffice/3.5$Linux_X86_64 LibreOffice_project/350m1$Build-2</meta:generator>
    <meta:document-statistic meta:table-count="0" meta:image-count="0" meta:object-count="0" meta:page-count="3" meta:paragraph-count="18" meta:word-count="757" meta:character-count="4598" meta:non-whitespace-character-count="3857"/>
  </office:meta>
</office:document-meta>
</file>